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19a7e" officeooo:paragraph-rsid="00069c34" style:font-weight-asian="bold" style:font-weight-complex="bold"/>
    </style:style>
    <style:style style:name="P2" style:family="paragraph" style:parent-style-name="Standard">
      <style:text-properties officeooo:rsid="00019a7e" officeooo:paragraph-rsid="00069c34"/>
    </style:style>
    <style:style style:name="P3" style:family="paragraph" style:parent-style-name="Standard">
      <style:text-properties style:text-underline-style="solid" style:text-underline-width="auto" style:text-underline-color="font-color" officeooo:rsid="00019a7e" officeooo:paragraph-rsid="00035d77"/>
    </style:style>
    <style:style style:name="P4" style:family="paragraph" style:parent-style-name="Standard">
      <style:text-properties officeooo:rsid="00019a7e" officeooo:paragraph-rsid="00035d77"/>
    </style:style>
    <style:style style:name="P5" style:family="paragraph" style:parent-style-name="Standard">
      <style:text-properties officeooo:rsid="00019a7e" officeooo:paragraph-rsid="00019a7e"/>
    </style:style>
    <style:style style:name="P6" style:family="paragraph" style:parent-style-name="Standard">
      <style:text-properties officeooo:rsid="00019a7e" officeooo:paragraph-rsid="00047f57"/>
    </style:style>
    <style:style style:name="P7" style:family="paragraph" style:parent-style-name="Standard">
      <style:text-properties officeooo:rsid="00019a7e" officeooo:paragraph-rsid="0004f463"/>
    </style:style>
    <style:style style:name="P8" style:family="paragraph" style:parent-style-name="Standard">
      <style:text-properties officeooo:paragraph-rsid="0004f463"/>
    </style:style>
    <style:style style:name="P9" style:family="paragraph" style:parent-style-name="Standard">
      <style:text-properties officeooo:paragraph-rsid="00056684"/>
    </style:style>
    <style:style style:name="P10" style:family="paragraph" style:parent-style-name="Standard">
      <style:text-properties officeooo:rsid="00069c34" officeooo:paragraph-rsid="00069c34"/>
    </style:style>
    <style:style style:name="P11" style:family="paragraph" style:parent-style-name="Standard">
      <style:text-properties officeooo:paragraph-rsid="00069c34"/>
    </style:style>
    <style:style style:name="P12" style:family="paragraph" style:parent-style-name="Standard">
      <style:text-properties officeooo:paragraph-rsid="00088924"/>
    </style:style>
    <style:style style:name="P13" style:family="paragraph" style:parent-style-name="Standard">
      <style:text-properties officeooo:paragraph-rsid="0009c5f1"/>
    </style:style>
    <style:style style:name="P14" style:family="paragraph" style:parent-style-name="Standard">
      <style:text-properties fo:font-weight="bold" officeooo:rsid="0009c5f1" officeooo:paragraph-rsid="0009c5f1" style:font-weight-asian="bold" style:font-weight-complex="bold"/>
    </style:style>
    <style:style style:name="P15" style:family="paragraph" style:parent-style-name="Standard">
      <style:text-properties officeooo:rsid="0009c5f1" officeooo:paragraph-rsid="0009c5f1"/>
    </style:style>
    <style:style style:name="P16" style:family="paragraph" style:parent-style-name="Standard">
      <style:text-properties officeooo:paragraph-rsid="000c75d7"/>
    </style:style>
    <style:style style:name="P17" style:family="paragraph" style:parent-style-name="Standard">
      <style:text-properties officeooo:paragraph-rsid="000df7b2"/>
    </style:style>
    <style:style style:name="T1" style:family="text">
      <style:text-properties style:text-underline-style="none" fo:font-weight="normal" officeooo:rsid="00069c34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7f5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19a7e"/>
    </style:style>
    <style:style style:name="T6" style:family="text">
      <style:text-properties officeooo:rsid="00056684"/>
    </style:style>
    <style:style style:name="T7" style:family="text">
      <style:text-properties officeooo:rsid="00069c34"/>
    </style:style>
    <style:style style:name="T8" style:family="text">
      <style:text-properties officeooo:rsid="0009c5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skildringer:</text:p>
      <text:p text:style-name="P2"><text:line-break/><text:span text:style-name="T1">Heime-aleine-fest</text:span><text:line-break/><text:span text:style-name="T2">Steffen</text:span></text:p>
      <text:p text:style-name="P3">direkte:</text:p>
      <text:p text:style-name="P4">“Steffen knepper igjen frakken og trær på seg dei svarte skinnhanskane.”</text:p>
      <text:p text:style-name="P4">“...så han er strengt teke ikkje myndig.”<text:span text:style-name="T3">(?)</text:span></text:p>
      <text:p text:style-name="P5"><text:span text:style-name="T4">indirekte:</text:span><text:line-break/>“Han opnar ytterdøra og tek eit steg ut på trammen.”</text:p>
      <text:p text:style-name="P5">“Steffen smiler kort og jumpar ned dei fem trappetrinna til oppkøyrselen.”<text:line-break/>“Han går med stødige steg ut på gata og rundar hjørnet, men så stoppar han plutseleg opp og blir ståande og lytta.”</text:p>
      <text:p text:style-name="P5">“Alt er planlagt ned til minste detalj.”</text:p>
      <text:p text:style-name="P5">“Steffen må le ein liten, lydlaus latter der han sit.”</text:p>
      <text:p text:style-name="P5">“Berre Steffen og konsollen.”</text:p>
      <text:p text:style-name="P5"/>
      <text:p text:style-name="P6"><text:span text:style-name="T2">Mora til Steffen</text:span><text:line-break/><text:span text:style-name="T4">direkte:</text:span></text:p>
      <text:p text:style-name="P7">“Ho har berre på seg truse og BH. På den eine sida av hovudet heng det eit titals hårrullar.”<text:line-break/><text:span text:style-name="T4">indirekte:</text:span></text:p>
      <text:p text:style-name="P7">“Du må ikkje gå før eg får gitt deg ein kos. Og ein nuss.”</text:p>
      <text:p text:style-name="P8"><text:span text:style-name="T5">“</text:span>Ho blir ståande like innanfor døropninga og sjå på sonen med eit blankt blikk.<text:span text:style-name="T5">”</text:span></text:p>
      <text:p text:style-name="P8"><text:span text:style-name="T5">“</text:span>Ho lagar nokre tåpelege danserørsler med hoftene.<text:span text:style-name="T5">”</text:span></text:p>
      <text:p text:style-name="P8"><text:span text:style-name="T5">“</text:span>Er langt ifrå ferdig med å pynta seg...”<text:span text:style-name="T5"><text:line-break/></text:span></text:p>
      <text:p text:style-name="P7"><text:span text:style-name="T2">faren til Steffen</text:span><text:line-break/><text:span text:style-name="T4">direkte:</text:span></text:p>
      <text:p text:style-name="P7"><text:span text:style-name="T6">Not available</text:span><text:line-break/><text:span text:style-name="T4">indirekte:</text:span></text:p>
      <text:p text:style-name="P8"><text:span text:style-name="T5">“</text:span>Faren brummar eit eller anna frå soverommet i andre etasje.”</text:p>
      <text:p text:style-name="P8">“Faren kjem til å stå i gangen og trippa. Kjefta på henne.”</text:p>
      <text:p text:style-name="P9">“Men han kjem ikkje til å gjera det. Foreldra vil forlata huset saman, og faren til Steffen er eigentleg ikkje sint på mora hans.”</text:p>
      <text:p text:style-name="P9">“Heimelaga øl må alltid stå, aldri liggja, bruker han å seia.”</text:p>
      <text:p text:style-name="P9"/>
      <text:p text:style-name="P9"/>
      <text:p text:style-name="P10">Kveld</text:p>
      <text:p text:style-name="P10"/>
      <text:p text:style-name="P10"><text:span text:style-name="T2">Sindre</text:span><text:line-break/><text:span text:style-name="T4">direkte</text:span>:</text:p>
      <text:p text:style-name="P10">Not available</text:p>
      <text:p text:style-name="P10"><text:span text:style-name="T4">indirekte</text:span>:</text:p>
      <text:p text:style-name="P11"><text:span text:style-name="T7">“</text:span>Sindre går inn i den halvmørke gangen…”</text:p>
      <text:p text:style-name="P11">“Så tek bestefar hendene på skuldrene til Sindre og Sindre si mørkeblå ulljakke, ho er kald, luktar vedfyring…”</text:p>
      <text:p text:style-name="P12">“Sindre kjem på ein gong bestefar ramla…”</text:p>
      <text:p text:style-name="P13">“Sindre finn fram koppane og fata…”</text:p>
      <text:p text:style-name="P13"><text:soft-page-break/>“Sindre et ei ubløytt, hard lefse utan noko på.”</text:p>
      <text:p text:style-name="P13">“Sindre nikkar, ja, han kjem, han er der allereie.”</text:p>
      <text:p text:style-name="P13"/>
      <text:p text:style-name="P14">Bestefar</text:p>
      <text:p text:style-name="P15"><text:span text:style-name="T4">direkte</text:span>:</text:p>
      <text:p text:style-name="P13"><text:span text:style-name="T8">“</text:span>…huda på armane til bestefar er så rukkete som kreppapir og like tynn ser ho ut òg<text:span text:style-name="T8">”</text:span></text:p>
      <text:p text:style-name="P13">“leppene hans har eit blåleg drag”</text:p>
      <text:p text:style-name="P15"><text:span text:style-name="T4">indirekte</text:span>:</text:p>
      <text:p text:style-name="P13"><text:span text:style-name="T8">“</text:span>legg begge hendene sine på låra og bøyer knea… slik ein ville ha gjort om ein skulle ropa på ein hund…<text:span text:style-name="T8">”</text:span></text:p>
      <text:p text:style-name="P13">“bestefar skal stå og sjå på og lukta den lukta han alltid luktar, varmt, og gammalt…”</text:p>
      <text:p text:style-name="P13">“bestefar viste fram olbogen og lo alvorleg…”</text:p>
      <text:p text:style-name="P13">“bestefar står att i gangen litt”</text:p>
      <text:p text:style-name="P15"/>
      <text:p text:style-name="P15">Bestemor</text:p>
      <text:p text:style-name="P15">direkte:</text:p>
      <text:p text:style-name="P16"><text:span text:style-name="T8">“</text:span>huda… alltid er litt brun, for ho har vore så mykje ute, arbeidd så fælt gjennom livet<text:span text:style-name="T8">”</text:span></text:p>
      <text:p text:style-name="P16">“blodårene er tjukke og lilla og dei liknar feite markar”</text:p>
      <text:p text:style-name="P15">indirekte:</text:p>
      <text:p text:style-name="P17"><text:span text:style-name="T8">“</text:span>Å du og du, Sindre…”<text:line-break/>“Ho nynnar… bløyter ho lefsene under vasken…”</text:p>
      <text:p text:style-name="P17">“bestemor skjer skiver… sjølv et ho alltid berre éin ting”</text:p>
      <text:p text:style-name="P17">“stryka dei magre hendene sine over kinna til Sindre…”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7T09:23:52.390399354</meta:creation-date>
    <dc:date>2025-05-14T12:28:42.802034913</dc:date>
    <meta:editing-duration>PT8H52M51S</meta:editing-duration>
    <meta:editing-cycles>3</meta:editing-cycles>
    <meta:generator>LibreOffice/25.2.3.2$Linux_X86_64 LibreOffice_project/520$Build-2</meta:generator>
    <meta:document-statistic meta:table-count="0" meta:image-count="0" meta:object-count="0" meta:page-count="2" meta:paragraph-count="49" meta:word-count="417" meta:character-count="2397" meta:non-whitespace-character-count="2027"/>
  </office:meta>
</office:document-meta>
</file>